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54pt" style:font-size-asian="54pt" style:font-size-complex="54pt"/>
    </style:style>
    <style:style style:name="P2" style:family="paragraph" style:parent-style-name="Standard">
      <style:paragraph-properties fo:text-align="center" style:justify-single-word="false"/>
      <style:text-properties fo:font-size="88pt" officeooo:paragraph-rsid="0000e021" style:font-size-asian="88pt" style:font-size-complex="88pt"/>
    </style:style>
    <style:style style:name="P3" style:family="paragraph" style:parent-style-name="Standard">
      <style:paragraph-properties fo:break-before="page"/>
      <style:text-properties fo:font-size="54pt" style:font-size-asian="54pt" style:font-size-complex="54pt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width="27.94cm" draw:z-index="0"><draw:text-box fo:min-height="18.5cm"><text:p text:style-name="P2">DONAȚII PENTRU</text:p><text:p text:style-name="P2"/><text:p text:style-name="P2"/><text:p text:style-name="P2"/><text:p text:style-name="P2"><text:s/>FUNDAȚIA CEATA</text:p></draw:text-box></draw:frame></text:p>
      <text:p text:style-name="P3"><draw:frame draw:style-name="fr1" draw:name="Frame2" text:anchor-type="paragraph" svg:width="27.94cm" draw:z-index="1"><draw:text-box fo:min-height="15cm"><text:p text:style-name="P2"/><text:p text:style-name="P2">DONAȚII PENTRU FUNDAȚIA CEATA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du Dumbraveanu</meta:initial-creator>
    <meta:creation-date>2013-12-02T23:15:03</meta:creation-date>
    <dc:date>2013-12-03T14:09:21</dc:date>
    <dc:creator>Radu Dumbrăveanu</dc:creator>
    <meta:editing-duration>P0D</meta:editing-duration>
    <meta:editing-cycles>2</meta:editing-cycles>
    <meta:generator>LibreOffice/4.0.2.2$Linux_X86_64 LibreOffice_project/400m0$Build-2</meta:generator>
    <meta:document-statistic meta:table-count="0" meta:image-count="0" meta:object-count="0" meta:page-count="2" meta:paragraph-count="3" meta:word-count="8" meta:character-count="58" meta:non-whitespace-character-count="52"/>
  </office:meta>
</office:document-meta>
</file>